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526c" officeooo:paragraph-rsid="000f526c"/>
    </style:style>
    <style:style style:name="P2" style:family="paragraph" style:parent-style-name="Standard" style:list-style-name="L1">
      <style:text-properties officeooo:rsid="000f526c" officeooo:paragraph-rsid="000f526c"/>
    </style:style>
    <style:style style:name="P3" style:family="paragraph" style:parent-style-name="Standard" style:list-style-name="L1">
      <style:text-properties officeooo:rsid="00101e16" officeooo:paragraph-rsid="00101e16"/>
    </style:style>
    <style:style style:name="P4" style:family="paragraph" style:parent-style-name="Standard" style:list-style-name="L1">
      <style:text-properties officeooo:rsid="0011906d" officeooo:paragraph-rsid="0011906d"/>
    </style:style>
    <style:style style:name="P5" style:family="paragraph" style:parent-style-name="Standard" style:list-style-name="L1">
      <style:text-properties officeooo:rsid="0012a3a5" officeooo:paragraph-rsid="0012a3a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tion:</text:p>
      <text:list text:style-name="L1">
        <text:list-item>
          <text:p text:style-name="P2">Initial State</text:p>
          <text:list>
            <text:list-item>
              <text:p text:style-name="P3">For the initial state I would likely have an array of three tuples.</text:p>
            </text:list-item>
            <text:list-item>
              <text:p text:style-name="P3">The first number of the tuples representing max containment and the second of the tuple telling the current amount.</text:p>
            </text:list-item>
            <text:list-item>
              <text:p text:style-name="P3">[(12, 0), (8, 0), (3,0)]</text:p>
            </text:list-item>
          </text:list>
        </text:list-item>
        <text:list-item>
          <text:p text:style-name="P2">State</text:p>
          <text:list>
            <text:list-item>
              <text:p text:style-name="P5">The state would be updated with the second value of every tuple. The first value would remain untouched.</text:p>
            </text:list-item>
          </text:list>
        </text:list-item>
        <text:list-item>
          <text:p text:style-name="P2">Goal</text:p>
          <text:list>
            <text:list-item>
              <text:p text:style-name="P4">The goal would be to have any of the secondary tuple components equal to one.</text:p>
            </text:list-item>
          </text:list>
        </text:list-item>
        <text:list-item>
          <text:p text:style-name="P2">Actions</text:p>
          <text:list>
            <text:list-item>
              <text:p text:style-name="P4">Emptying a jug (setting a tuple’s second value to 0)</text:p>
            </text:list-item>
            <text:list-item>
              <text:p text:style-name="P4">Filling a jug (setting a tuple’s second value to equal to the first)</text:p>
            </text:list-item>
            <text:list-item>
              <text:p text:style-name="P4">Pouring one jug into another (adding a tuple’s second value to another’s second value as high as possible without exceeding the first value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3:56:12.427850178</meta:creation-date>
    <dc:date>2024-01-29T00:05:27.069830611</dc:date>
    <meta:editing-duration>PT9M13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13" meta:word-count="134" meta:character-count="700" meta:non-whitespace-character-count="591"/>
  </office:meta>
</office:document-meta>
</file>